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Arial" svg:font-family="Arial" style:font-family-generic="swiss"/>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ize="16pt" style:font-size-asian="16pt" style:font-size-complex="16pt"/>
    </style:style>
    <style:style style:name="P3" style:family="paragraph" style:parent-style-name="Standard">
      <style:text-properties officeooo:rsid="000667c5" officeooo:paragraph-rsid="000667c5"/>
    </style:style>
    <style:style style:name="P4" style:family="paragraph" style:parent-style-name="Standard">
      <style:text-properties style:font-name="Arial1" fo:font-size="14pt" officeooo:rsid="000667c5" officeooo:paragraph-rsid="000667c5" style:font-size-asian="14pt" style:font-size-complex="14pt"/>
    </style:style>
    <style:style style:name="P5" style:family="paragraph" style:parent-style-name="Standard">
      <style:text-properties officeooo:rsid="00080933" officeooo:paragraph-rsid="00080933"/>
    </style:style>
    <style:style style:name="P6" style:family="paragraph" style:parent-style-name="Standard">
      <style:text-properties officeooo:paragraph-rsid="000667c5"/>
    </style:style>
    <style:style style:name="P7" style:family="paragraph" style:parent-style-name="TOC_20_Heading">
      <style:text-properties fo:font-size="11pt" style:font-name-asian="Calibri1" style:font-size-asian="11pt" style:language-asian="en" style:country-asian="US" style:font-size-complex="11pt"/>
    </style:style>
    <style:style style:name="P8" style:family="paragraph" style:parent-style-name="Contents_20_1">
      <style:paragraph-properties>
        <style:tab-stops>
          <style:tab-stop style:position="16.002cm" style:type="right" style:leader-style="dotted" style:leader-text="."/>
        </style:tab-stops>
      </style:paragraph-properties>
    </style:style>
    <style:style style:name="P9" style:family="paragraph" style:parent-style-name="Heading_20_2">
      <style:text-properties officeooo:rsid="004be289" officeooo:paragraph-rsid="004be289"/>
    </style:style>
    <style:style style:name="P10" style:family="paragraph" style:parent-style-name="Heading_20_2" style:master-page-name="Converted1">
      <style:paragraph-properties fo:line-height="150%" style:page-number="1"/>
      <style:text-properties officeooo:rsid="003dcf62" officeooo:paragraph-rsid="003f5891"/>
    </style:style>
    <style:style style:name="P11" style:family="paragraph" style:parent-style-name="Heading_20_3">
      <style:text-properties style:font-name="Arial1" fo:font-weight="bold" officeooo:rsid="004c9461" officeooo:paragraph-rsid="004c9461" style:font-name-asian="Calibri1" style:font-weight-asian="bold" style:font-name-complex="DejaVu Sans" style:font-size-complex="12pt"/>
    </style:style>
    <style:style style:name="P12" style:family="paragraph" style:parent-style-name="Heading_20_3">
      <style:paragraph-properties fo:line-height="150%"/>
    </style:style>
    <style:style style:name="P13" style:family="paragraph" style:parent-style-name="Heading_20_3">
      <style:paragraph-properties fo:line-height="150%"/>
      <style:text-properties officeooo:paragraph-rsid="003f45e1"/>
    </style:style>
    <style:style style:name="P14" style:family="paragraph" style:parent-style-name="Heading_20_3">
      <style:paragraph-properties fo:line-height="150%"/>
      <style:text-properties officeooo:paragraph-rsid="0040f485"/>
    </style:style>
    <style:style style:name="P15" style:family="paragraph" style:parent-style-name="Heading_20_3">
      <style:paragraph-properties fo:line-height="150%"/>
      <style:text-properties officeooo:paragraph-rsid="004899f5"/>
    </style:style>
    <style:style style:name="P16" style:family="paragraph" style:parent-style-name="Heading_20_3">
      <style:text-properties officeooo:rsid="0046fbe8" officeooo:paragraph-rsid="0046fbe8"/>
    </style:style>
    <style:style style:name="P17" style:family="paragraph" style:parent-style-name="Heading_20_3">
      <style:text-properties officeooo:rsid="004899f5" officeooo:paragraph-rsid="004899f5"/>
    </style:style>
    <style:style style:name="P18" style:family="paragraph" style:parent-style-name="Heading_20_3">
      <style:text-properties officeooo:rsid="004be289" officeooo:paragraph-rsid="004be289"/>
    </style:style>
    <style:style style:name="P19" style:family="paragraph" style:parent-style-name="Standard" style:master-page-name="Standard">
      <style:paragraph-properties style:page-number="auto"/>
    </style:style>
    <style:style style:name="P20" style:family="paragraph" style:parent-style-name="Standard">
      <style:paragraph-properties fo:line-height="150%"/>
      <style:text-properties officeooo:paragraph-rsid="003dcf62"/>
    </style:style>
    <style:style style:name="P21" style:family="paragraph" style:parent-style-name="Standard">
      <style:paragraph-properties fo:line-height="150%"/>
      <style:text-properties officeooo:paragraph-rsid="003f45e1"/>
    </style:style>
    <style:style style:name="P22" style:family="paragraph" style:parent-style-name="Standard">
      <style:paragraph-properties fo:line-height="150%"/>
      <style:text-properties officeooo:paragraph-rsid="0040f485"/>
    </style:style>
    <style:style style:name="P23" style:family="paragraph" style:parent-style-name="Standard">
      <style:paragraph-properties fo:line-height="150%"/>
      <style:text-properties officeooo:paragraph-rsid="004899f5"/>
    </style:style>
    <style:style style:name="P24" style:family="paragraph" style:parent-style-name="Standard">
      <style:paragraph-properties fo:line-height="150%"/>
      <style:text-properties officeooo:paragraph-rsid="004a18bc"/>
    </style:style>
    <style:style style:name="P25" style:family="paragraph" style:parent-style-name="Standard">
      <style:text-properties officeooo:paragraph-rsid="00457393"/>
    </style:style>
    <style:style style:name="P26" style:family="paragraph" style:parent-style-name="Standard">
      <style:text-properties style:font-name="Arial1" officeooo:rsid="00472df7" officeooo:paragraph-rsid="00472df7"/>
    </style:style>
    <style:style style:name="P27" style:family="paragraph" style:parent-style-name="Standard">
      <style:text-properties officeooo:rsid="004899f5" officeooo:paragraph-rsid="004899f5"/>
    </style:style>
    <style:style style:name="P28" style:family="paragraph" style:parent-style-name="Standard">
      <style:text-properties officeooo:paragraph-rsid="004899f5"/>
    </style:style>
    <style:style style:name="P29" style:family="paragraph" style:parent-style-name="Standard">
      <style:text-properties officeooo:paragraph-rsid="004be289"/>
    </style:style>
    <style:style style:name="P30" style:family="paragraph">
      <loext:graphic-properties draw:fill="none"/>
      <style:paragraph-properties fo:text-align="start"/>
      <style:text-properties fo:font-size="18pt"/>
    </style:style>
    <style:style style:name="T1" style:family="text">
      <style:text-properties fo:font-size="22pt" style:font-name-asian="Calibri1" style:font-size-asian="22pt" style:language-asian="en" style:country-asian="US" style:font-size-complex="22pt"/>
    </style:style>
    <style:style style:name="T2" style:family="text">
      <style:text-properties fo:font-size="22pt" officeooo:rsid="000667c5" style:font-name-asian="Calibri1" style:font-size-asian="22pt" style:language-asian="en" style:country-asian="US" style:font-size-complex="22pt"/>
    </style:style>
    <style:style style:name="T3" style:family="text">
      <style:text-properties officeooo:rsid="000667c5"/>
    </style:style>
    <style:style style:name="T4" style:family="text">
      <style:text-properties style:font-name="Arial1" fo:font-size="14pt" officeooo:rsid="000667c5" style:font-size-asian="14pt" style:font-size-complex="14pt"/>
    </style:style>
    <style:style style:name="T5" style:family="text">
      <style:text-properties style:font-name="Arial1" fo:font-size="14pt" officeooo:rsid="000df4e8" style:font-size-asian="14pt" style:font-size-complex="14pt"/>
    </style:style>
    <style:style style:name="T6" style:family="text">
      <style:text-properties style:font-name="Arial1" fo:font-size="14pt" officeooo:rsid="002d968a" style:font-size-asian="14pt" style:font-size-complex="14pt"/>
    </style:style>
    <style:style style:name="T7" style:family="text">
      <style:text-properties style:font-name="Arial1" fo:font-size="14pt" style:font-name-asian="Calibri1" style:font-size-asian="14pt" style:font-name-complex="DejaVu Sans" style:font-size-complex="13pt"/>
    </style:style>
    <style:style style:name="T8" style:family="text">
      <style:text-properties style:font-name="Arial1" fo:font-size="14pt" officeooo:rsid="003f5891" style:font-name-asian="Calibri1" style:font-size-asian="14pt" style:font-name-complex="DejaVu Sans" style:font-size-complex="13pt"/>
    </style:style>
    <style:style style:name="T9" style:family="text">
      <style:text-properties style:font-name="Arial1" fo:font-weight="bold" officeooo:rsid="00423bfd" style:font-name-asian="Calibri1" style:font-weight-asian="bold" style:font-name-complex="DejaVu Sans" style:font-size-complex="12pt"/>
    </style:style>
    <style:style style:name="T10" style:family="text">
      <style:text-properties style:font-name="Arial1" officeooo:rsid="003dcf62"/>
    </style:style>
    <style:style style:name="T11" style:family="text">
      <style:text-properties style:font-name="Arial1" officeooo:rsid="002656a3"/>
    </style:style>
    <style:style style:name="T12" style:family="text">
      <style:text-properties style:font-name="Arial1" officeooo:rsid="003f45e1"/>
    </style:style>
    <style:style style:name="T13" style:family="text">
      <style:text-properties style:font-name="Arial1" officeooo:rsid="0040f485"/>
    </style:style>
    <style:style style:name="T14" style:family="text">
      <style:text-properties style:font-name="Arial1" officeooo:rsid="0043fef5"/>
    </style:style>
    <style:style style:name="T15" style:family="text">
      <style:text-properties style:font-name="Arial1" officeooo:rsid="00457393"/>
    </style:style>
    <style:style style:name="T16" style:family="text">
      <style:text-properties style:font-name="Arial1" officeooo:rsid="0046fbe8"/>
    </style:style>
    <style:style style:name="T17" style:family="text">
      <style:text-properties style:font-name="Arial1" officeooo:rsid="004a18bc"/>
    </style:style>
    <style:style style:name="T18" style:family="text">
      <style:text-properties style:font-name="Arial1" officeooo:rsid="004be289"/>
    </style:style>
    <style:style style:name="T19" style:family="text">
      <style:text-properties officeooo:rsid="00080933"/>
    </style:style>
    <style:style style:name="T20" style:family="text">
      <style:text-properties officeooo:rsid="002656a3"/>
    </style:style>
    <style:style style:name="T21" style:family="text">
      <style:text-properties officeooo:rsid="003dcf62"/>
    </style:style>
    <style:style style:name="T22" style:family="text">
      <style:text-properties style:use-window-font-color="true" style:font-name="Arial1" fo:font-size="22pt" officeooo:rsid="003dcf62" style:font-name-asian="Calibri1" style:font-size-asian="22pt" style:language-asian="en" style:country-asian="US" style:font-name-complex="DejaVu Sans" style:font-size-complex="22pt"/>
    </style:style>
    <style:style style:name="T23" style:family="text">
      <style:text-properties officeooo:rsid="003f5891"/>
    </style:style>
    <style:style style:name="T24" style:family="text">
      <style:text-properties officeooo:rsid="0040f485"/>
    </style:style>
    <style:style style:name="T25" style:family="text">
      <style:text-properties officeooo:rsid="00423bfd"/>
    </style:style>
    <style:style style:name="T26" style:family="text">
      <style:text-properties officeooo:rsid="0043fef5"/>
    </style:style>
    <style:style style:name="T27" style:family="text">
      <style:text-properties officeooo:rsid="00457393"/>
    </style:style>
    <style:style style:name="T28" style:family="text">
      <style:text-properties officeooo:rsid="004899f5"/>
    </style:style>
    <style:style style:name="T29" style:family="text">
      <style:text-properties officeooo:rsid="004be289"/>
    </style:style>
    <style:style style:name="Sect1" style:family="section">
      <style:section-properties style:editable="false">
        <style:columns fo:column-count="1" fo:column-gap="0cm"/>
      </style:section-properties>
    </style:style>
    <style:style style:name="gr1" style:family="graphic">
      <style:graphic-properties draw:stroke="solid" svg:stroke-width="0.018cm" svg:stroke-color="#000000" draw:stroke-linejoin="miter" svg:stroke-linecap="butt"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left" style:horizontal-rel="page-content" draw:wrap-influence-on-position="once-concurrent" style:flow-with-text="false"/>
    </style:style>
    <style:style style:name="gr2" style:family="graphic">
      <style:graphic-properties draw:stroke="solid" svg:stroke-width="0.018cm" svg:stroke-color="#000000" draw:stroke-linejoin="miter" svg:stroke-linecap="butt" draw:fill="none" draw:textarea-horizontal-align="center" draw:textarea-vertical-align="top" draw:auto-grow-height="false" fo:padding-top="0.125cm" fo:padding-bottom="0.125cm" fo:padding-left="0.25cm" fo:padding-right="0.25cm" fo:wrap-option="wrap" fo:margin-left="0cm" fo:margin-right="0.067cm" fo:margin-top="0cm" fo:margin-bottom="0.053cm" style:run-through="foreground" style:wrap="run-through" style:number-wrapped-paragraphs="no-limit" style:vertical-pos="from-top" style:vertical-rel="paragraph" style:horizontal-pos="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TOC_20_Heading"><draw:line text:anchor-type="paragraph" draw:z-index="2" draw:name="Gerader Verbinder 4" draw:style-name="gr1" draw:text-style-name="P30" svg:x1="0.001cm" svg:y1="0.133cm" svg:x2="12.112cm" svg:y2="0.171cm"><text:p/></draw:line><text:span text:style-name="T22">Dokumentation</text:span><text:span text:style-name="T1"> </text:span><text:span text:style-name="T2">Reaktionsspiel</text:span></text:p>
      <text:p text:style-name="P4">Embedded Systems SMSB6300</text:p>
      <text:p text:style-name="P6"><text:span text:style-name="T4">Konzeption d</text:span><text:span text:style-name="T5">er</text:span><text:span text:style-name="T4"> Zustandsmaschine</text:span><text:span text:style-name="T6">(</text:span><text:span text:style-name="T5">n</text:span><text:span text:style-name="T6">)</text:span></text:p>
      <text:p text:style-name="P2"><draw:line text:anchor-type="paragraph" draw:z-index="0" draw:name="Gerader Verbinder 2" draw:style-name="gr2" draw:text-style-name="P30" svg:x1="0cm" svg:y1="0.014cm" svg:x2="8.082cm" svg:y2="0.014cm"><text:p/></draw:line></text:p>
      <text:p text:style-name="Standard"><text:span text:style-name="T3">Autor</text:span>:</text:p>
      <text:p text:style-name="Standard">Johannes Schumacher</text:p>
      <text:p text:style-name="P3">Matrikelnr.:</text:p>
      <text:p text:style-name="P3">16452</text:p>
      <text:p text:style-name="Standard"/>
      <text:p text:style-name="Standard"/>
      <text:p text:style-name="P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line text:anchor-type="paragraph" draw:z-index="1" draw:name="Gerader Verbinder 4" draw:style-name="gr1" draw:text-style-name="P30" svg:x1="0cm" svg:y1="0.464cm" svg:x2="12.11cm" svg:y2="0.495cm"><text:p/></draw:line></text:p>
      <text:p text:style-name="Standard"><text:span text:style-name="T19">Datum</text:span>:<text:tab/><text:span text:style-name="T20">0</text:span><text:span text:style-name="T11">9</text:span>.<text:span text:style-name="T3">02</text:span>.20<text:span text:style-name="T3">20</text:span></text:p>
      <text:p text:style-name="P5">Version: <text:tab/>0.1</text:p>
      <text:table-of-content text:style-name="Sect1" text:protected="true" text:name="Inhaltsverzeichnis1">
        <text:table-of-content-source text:outline-level="3" text:use-index-marks="false">
          <text:index-title-template text:style-name="Contents_20_Heading">Inhalt</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Inhaltsverzeichnis1_Head">
            <text:p text:style-name="Contents_20_Heading"><text:soft-page-break/>Inhalt</text:p>
          </text:index-title>
          <text:p text:style-name="P8"><text:a xlink:type="simple" xlink:href="#__RefHeading___Toc1081_3006474947" text:style-name="Index_20_Link" text:visited-style-name="Index_20_Link">1 Einführung<text:tab/>1</text:a></text:p>
        </text:index-body>
      </text:table-of-content>
      <text:h text:style-name="P10" text:outline-level="1"><text:bookmark-start text:name="__RefHeading___Toc1081_3006474947"/><text:span text:style-name="T7">E</text:span><text:span text:style-name="T8">inleitung</text:span><text:bookmark-end text:name="__RefHeading___Toc1081_3006474947"/></text:h>
      <text:h text:style-name="P12" text:outline-level="2">Einführung</text:h>
      <text:p text:style-name="P20"><text:span text:style-name="T21">Im Rahmen der Veranstaltung Embedded Systems SMS6300, </text:span><text:span text:style-name="T10">beschreibt</text:span><text:span text:style-name="T21"> folgende Dokumentation die Umsetzung des Reaktionsspiels mit dem MSP430. </text:span></text:p>
      <text:h text:style-name="P13" text:outline-level="2"><text:span text:style-name="T9">Z</text:span><text:span text:style-name="T25">iel</text:span></text:h>
      <text:p text:style-name="P21"><text:span text:style-name="T21">Thema der Arbeit ist die Konzeption einer Zustandsmaschine. Ausgehend von </text:span><text:span text:style-name="T10">e</text:span><text:span text:style-name="T12">iner initialen Planung </text:span><text:span text:style-name="T21">der Zustandsmaschine wird </text:span><text:span text:style-name="T10">d</text:span><text:span text:style-name="T12">er Quellcode</text:span><text:span text:style-name="T21"> mit dem FSM Generator von Texas Instruments erstellt und anschließend auf dem MSP430 lauffähig gemacht. </text:span></text:p>
      <text:p text:style-name="P24">Grundlage für die Umsetzung ist das Pflichtenheft des Reaktionsspiels der Version 0.1 vom 02.03.20. <text:span text:style-name="T23">Ansprechpartner und Initator des Projekts ist Prof. Creutzburg.</text:span></text:p>
      <text:h text:style-name="P14" text:outline-level="2"><text:span text:style-name="T24">Abgrenzung</text:span></text:h>
      <text:p text:style-name="P22"><text:span text:style-name="T24">Diese Arbeit beschäfigt sich mit State Machines des Reaktionsspiels. Es </text:span><text:span text:style-name="T13">beinhaltet</text:span><text:span text:style-name="T24"> keine <text:s/>Implementierung des kompletten Spiels, stellt aber mit der Zustandsmachine einen Rahmen </text:span><text:span text:style-name="T13">für das</text:span><text:span text:style-name="T24"> Spiel bereit und bietet die Grundlage des Software Designs. </text:span></text:p>
      <text:h text:style-name="P17" text:outline-level="2">Entwicklungsumgebung und Programmiersprache</text:h>
      <text:p text:style-name="P27">Mit C als medium level Language, wird eine machinennahe und für Microcontroller gewöhnliche <text:s/>Sprache genutzt.</text:p>
      <text:p text:style-name="P28"><text:span text:style-name="T28">Als Entwicklungsumgebung wird Code Composer Studio genutzt, wobei es sich </text:span><text:span text:style-name="T17">hier</text:span><text:span text:style-name="T28"> um einen Zweig der Entwicklungsumgebung Eclipse handelt, speziell zur Programmierung von Microcontrollern von Texas Instruments.</text:span></text:p>
      <text:h text:style-name="P15" text:outline-level="2"><text:span text:style-name="T25">MSP430</text:span></text:h>
      <text:p text:style-name="P23"><text:span text:style-name="T25">Der MSP430 ist ein 16-Bit Controller von Texas Instruments mit sehr geringem Stromverbrauch. Texas Instruments liefert die MSP430 Serie in unterschiedlichen Spezifikationen aus. Dieses Projekt nutzt </text:span><text:span text:style-name="T14">das</text:span><text:span text:style-name="T25"> MSP-EXP430G2553 LaunchPad. </text:span></text:p>
      <text:h text:style-name="P11" text:outline-level="2">Zustandsmaschine</text:h>
      <text:p text:style-name="P25"><text:span text:style-name="T26">State Machines sind ein verbreitetes Konzept bei der Entwicklung von </text:span><text:span text:style-name="T14">e</text:span><text:span text:style-name="T26">ingebetten Systemen, womit sich event</text:span><text:span text:style-name="T14">g</text:span><text:span text:style-name="T15">esteuerte</text:span><text:span text:style-name="T26"> Systeme modellieren lassen. Mit diese</text:span><text:span text:style-name="T14">m </text:span><text:span text:style-name="T15">Konzept</text:span><text:span text:style-name="T26"> lässt sich lesbare und </text:span><text:span text:style-name="T14">s</text:span><text:span text:style-name="T15">kalierbare</text:span><text:span text:style-name="T26"> Software designen.</text:span></text:p>
      <text:p text:style-name="Standard"><text:span text:style-name="T27">Grundsätzlich </text:span><text:span text:style-name="T15">k</text:span><text:span text:style-name="T16">ann</text:span><text:span text:style-name="T27"> in der Programmiersprache C zur Umsetzung von State Machines die Switch/Case-Anwesung genutzt werden oder aber eine Transition Table. Dieses Projekt nutzt zur Umsetzung letzteres. </text:span></text:p>
      <text:h text:style-name="P16" text:outline-level="2"><text:soft-page-break/>Code Generator </text:h>
      <text:p text:style-name="P26">Das manuelle Erstellen der Zustandsmaschinen ist fehleranfällig. In diesem Projekt wird ein Code Generation Tool basierend auf Microsoft Excel genutzt. Ist die Zustandsmachine geplant, so kann hiermit als Folgeschritt, durch Eintragen der Zustände, Events und Zustandübergangsfunktionen ein Modularer <text:span text:style-name="T28">C-</text:span>Code erzeugt werden.</text:p>
      <text:h text:style-name="P9" text:outline-level="1">Entwurf</text:h>
      <text:h text:style-name="P18" text:outline-level="2">Ausgangslage</text:h>
      <text:p text:style-name="P29"><text:span text:style-name="T29">Die Zustandsmaschinen, wie sie im Pflichtenheft bereits veröffentlicht wurden, </text:span><text:span text:style-name="T18">sollen</text:span><text:span text:style-name="T29"> als erster Ausgangsentwurf dienen. Als iterativer Softwareprozess, folgt eine Detaillierung.</text:span></text:p>
      <text:p text:style-name="P2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Arial" svg:font-family="Arial" style:font-family-generic="swiss"/>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de" fo:country="DE"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de" fo:country="DE"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50%" fo:text-align="start" style:justify-single-word="false" fo:orphans="2" fo:widows="2" style:writing-mode="lr-tb"/>
      <style:text-properties style:font-name="Arial1" fo:font-family="Arial"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1" style:class="text">
      <style:paragraph-properties fo:margin-top="0.282cm" fo:margin-bottom="0.212cm" loext:contextual-spacing="false" fo:line-height="150%" fo:keep-together="always" fo:keep-with-next="always"/>
      <style:text-properties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2" style:class="text" style:master-page-name="">
      <style:paragraph-properties fo:margin-top="0.071cm" fo:margin-bottom="0cm" loext:contextual-spacing="false" fo:line-height="150%" fo:keep-together="always" fo:orphans="0" fo:widows="0" style:page-number="auto" fo:keep-with-next="always">
        <style:tab-stops/>
      </style:paragraph-propertie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TOC_20_Heading" style:display-name="TOC Heading" style:family="paragraph" style:parent-style-name="Heading_20_1" style:next-style-name="Standard" style:default-outline-level="" style:list-style-name="">
      <style:paragraph-properties fo:margin-top="0.635cm" fo:margin-bottom="0.212cm" loext:contextual-spacing="false"/>
      <style:text-properties style:use-window-font-color="true" style:font-name="Arial1" fo:font-family="Arial" style:font-family-generic="roman" style:font-pitch="variable" style:language-asian="de" style:country-asian="D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Default_20_Paragraph_20_Font" style:display-name="Default Paragraph Font" style:family="text"/>
    <style:style style:name="Überschrift_20_2_20_Zchn" style:display-name="Überschrift 2 Zchn" style:family="text" style:parent-style-name="Default_20_Paragraph_20_Font">
      <style:text-properties style:font-name="Arial1" fo:font-family="Arial" style:font-family-generic="roman" style:font-pitch="variable"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3pt"/>
    </style:style>
    <style:style style:name="Überschrift_20_1_20_Zchn" style:display-name="Überschrift 1 Zchn"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Überschrift_20_3_20_Zchn" style:display-name="Überschrift 3 Zchn" style:family="text" style:parent-style-name="Default_20_Paragraph_20_Font">
      <style:text-properties style:font-name="Arial1" fo:font-family="Arial"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1.249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master-page style:name="Converted1" style:page-layout-name="Mpm2">
      <style:footer>
        <text:p text:style-name="MP1"><text:page-number text:select-page="current">2</text:page-number></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Johannes</meta:initial-creator>
    <meta:editing-cycles>44</meta:editing-cycles>
    <meta:print-date>2016-04-29T08:29:00</meta:print-date>
    <meta:creation-date>2016-04-26T07:21:00</meta:creation-date>
    <dc:date>2020-02-08T19:08:06.702752280</dc:date>
    <meta:editing-duration>PT2H26M50S</meta:editing-duration>
    <meta:generator>LibreOffice/6.3.4.2.0$Linux_X86_64 LibreOffice_project/30$Build-2</meta:generator>
    <meta:document-statistic meta:table-count="0" meta:image-count="0" meta:object-count="0" meta:page-count="4" meta:paragraph-count="33" meta:word-count="336" meta:character-count="2592" meta:non-whitespace-character-count="229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